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17"><text:span text:style-name="T17"><text:s/>类 KoTextLayoutArea中 看到真正painter的绘制 在drawOverlines( 函数中</text:span></text:p>
      <text:p text:style-name="P17"/>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4" style:display-name="Bibliography custom4" style:family="paragraph"/>
    <style:style style:name="Head_203" style:default-outline-level="3" style:display-name="Head 3" style:family="paragraph" style:next-style-name="Standard">
      <style:text-properties fo:font-size="12.000000000000000pt" fo:font-weight="bold"/>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24</meta:editing-cycles>
    <dc:date>2022-02-25T17:26:39</dc:date>
    <meta:creation-date>2008-08-22T11:41:04</meta:creation-date>
  </office:meta>
</office:document-meta>
</file>